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imathoptions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irst_20_line_20_indent">
      <style:paragraph-properties fo:text-align="center" style:justify-single-word="false"/>
    </style:style>
    <style:style style:name="P2" style:family="paragraph" style:parent-style-name="First_20_line_20_indent">
      <style:text-properties officeooo:paragraph-rsid="052e1d07"/>
    </style:style>
    <style:style style:name="P3" style:family="paragraph" style:parent-style-name="Hanging_20_indent">
      <style:text-properties officeooo:paragraph-rsid="052a01a4"/>
    </style:style>
    <style:style style:name="P4" style:family="paragraph" style:parent-style-name="Heading_20_1">
      <style:paragraph-properties fo:break-before="page">
        <style:tab-stops>
          <style:tab-stop style:position="17.912cm" style:type="right"/>
        </style:tab-stops>
      </style:paragraph-properties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2c840d6"/>
    </style:style>
    <style:style style:name="T3" style:family="text">
      <style:text-properties fo:language="ru" fo:country="RU" officeooo:rsid="02ca5fb9"/>
    </style:style>
    <style:style style:name="T4" style:family="text">
      <style:text-properties fo:language="ru" fo:country="RU" officeooo:rsid="02ca6370"/>
    </style:style>
    <style:style style:name="T5" style:family="text">
      <style:text-properties fo:language="ru" fo:country="RU" officeooo:rsid="02cbc8d0"/>
    </style:style>
    <style:style style:name="T6" style:family="text">
      <style:text-properties fo:language="ru" fo:country="RU" officeooo:rsid="036baa84"/>
    </style:style>
    <style:style style:name="T7" style:family="text">
      <style:text-properties fo:language="ru" fo:country="RU" officeooo:rsid="02cec50a"/>
    </style:style>
    <style:style style:name="T8" style:family="text">
      <style:text-properties fo:language="ru" fo:country="RU" officeooo:rsid="02d523c7"/>
    </style:style>
    <style:style style:name="T9" style:family="text">
      <style:text-properties fo:language="ru" fo:country="RU" officeooo:rsid="02d59ff8"/>
    </style:style>
    <style:style style:name="T10" style:family="text">
      <style:text-properties fo:language="ru" fo:country="RU" officeooo:rsid="02d722d1"/>
    </style:style>
    <style:style style:name="T11" style:family="text">
      <style:text-properties fo:language="ru" fo:country="RU" officeooo:rsid="037b6564"/>
    </style:style>
    <style:style style:name="T12" style:family="text">
      <style:text-properties fo:language="ru" fo:country="RU" officeooo:rsid="042e8029"/>
    </style:style>
    <style:style style:name="T13" style:family="text">
      <style:text-properties fo:language="ru" fo:country="RU" officeooo:rsid="04cc54ff"/>
    </style:style>
    <style:style style:name="T14" style:family="text">
      <style:text-properties fo:language="ru" fo:country="RU" officeooo:rsid="04f96b6f"/>
    </style:style>
    <style:style style:name="T15" style:family="text">
      <style:text-properties fo:language="ru" fo:country="RU" officeooo:rsid="04fb1369"/>
    </style:style>
    <style:style style:name="T16" style:family="text">
      <style:text-properties fo:language="ru" fo:country="RU" officeooo:rsid="04fe0fe3"/>
    </style:style>
    <style:style style:name="T17" style:family="text">
      <style:text-properties fo:language="ru" fo:country="RU" officeooo:rsid="0512a745"/>
    </style:style>
    <style:style style:name="T18" style:family="text">
      <style:text-properties fo:language="ru" fo:country="RU" officeooo:rsid="051450fb"/>
    </style:style>
    <style:style style:name="T19" style:family="text">
      <style:text-properties fo:language="ru" fo:country="RU" fo:font-weight="normal" officeooo:rsid="042e8029" style:font-weight-asian="normal" style:font-weight-complex="normal"/>
    </style:style>
    <style:style style:name="T20" style:family="text">
      <style:text-properties fo:language="ru" fo:country="RU" fo:font-weight="normal" officeooo:rsid="02ca6370" style:font-weight-asian="normal" style:font-weight-complex="normal"/>
    </style:style>
    <style:style style:name="T21" style:family="text">
      <style:text-properties fo:language="ru" fo:country="RU" fo:font-weight="normal" officeooo:rsid="051bd2ad" style:font-weight-asian="normal" style:font-weight-complex="normal"/>
    </style:style>
    <style:style style:name="T22" style:family="text">
      <style:text-properties fo:language="ru" fo:country="RU" fo:font-weight="normal" officeooo:rsid="02d59ff8" style:font-weight-asian="normal" style:font-weight-complex="normal"/>
    </style:style>
    <style:style style:name="T23" style:family="text">
      <style:text-properties fo:language="ru" fo:country="RU" fo:font-weight="normal" officeooo:rsid="04ee305b" style:font-weight-asian="normal" style:font-weight-complex="normal"/>
    </style:style>
    <style:style style:name="T24" style:family="text">
      <style:text-properties fo:language="ru" fo:country="RU" fo:font-weight="normal" officeooo:rsid="0503625b" style:font-weight-asian="normal" style:font-weight-complex="normal"/>
    </style:style>
    <style:style style:name="T25" style:family="text">
      <style:text-properties fo:language="ru" fo:country="RU" fo:font-weight="normal" officeooo:rsid="04ea8d61" style:font-weight-asian="normal" style:font-weight-complex="normal"/>
    </style:style>
    <style:style style:name="T26" style:family="text">
      <style:text-properties fo:language="ru" fo:country="RU" fo:font-weight="normal" officeooo:rsid="02d722d1" style:font-weight-asian="normal" style:font-weight-complex="normal"/>
    </style:style>
    <style:style style:name="T27" style:family="text">
      <style:text-properties fo:language="ru" fo:country="RU" fo:font-weight="normal" officeooo:rsid="051b573c" style:font-weight-asian="normal" style:font-weight-complex="normal"/>
    </style:style>
    <style:style style:name="T28" style:family="text">
      <style:text-properties fo:language="ru" fo:country="RU" fo:font-weight="bold" officeooo:rsid="04f587d3" style:font-name-asian="Microsoft YaHei" style:font-weight-asian="bold" style:font-name-complex="Mangal" style:font-weight-complex="bold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2ca6370"/>
    </style:style>
    <style:style style:name="T31" style:family="text">
      <style:text-properties fo:language="en" fo:country="US" officeooo:rsid="02d59ff8"/>
    </style:style>
    <style:style style:name="T32" style:family="text">
      <style:text-properties fo:language="en" fo:country="US" officeooo:rsid="02d722d1"/>
    </style:style>
    <style:style style:name="T33" style:family="text">
      <style:text-properties fo:language="en" fo:country="US" officeooo:rsid="0512a745"/>
    </style:style>
    <style:style style:name="T34" style:family="text">
      <style:text-properties fo:language="en" fo:country="US" officeooo:rsid="051450fb"/>
    </style:style>
    <style:style style:name="T35" style:family="text">
      <style:text-properties fo:language="en" fo:country="US" fo:font-weight="normal" officeooo:rsid="02d59ff8" style:font-weight-asian="normal" style:font-weight-complex="normal"/>
    </style:style>
    <style:style style:name="T36" style:family="text">
      <style:text-properties fo:language="en" fo:country="US" fo:font-weight="normal" officeooo:rsid="037b6564" style:font-weight-asian="normal" style:font-weight-complex="normal"/>
    </style:style>
    <style:style style:name="T37" style:family="text">
      <style:text-properties fo:language="en" fo:country="US" fo:font-weight="normal" officeooo:rsid="02d722d1" style:font-weight-asian="normal" style:font-weight-complex="normal"/>
    </style:style>
    <style:style style:name="T38" style:family="text">
      <style:text-properties fo:language="en" fo:country="US" fo:font-weight="bold" officeooo:rsid="052c20da" style:font-name-asian="Microsoft YaHei" style:font-weight-asian="bold" style:font-name-complex="Mangal" style:font-weight-complex="bold"/>
    </style:style>
    <style:style style:name="T39" style:family="text">
      <style:text-properties officeooo:rsid="02ca5fb9"/>
    </style:style>
    <style:style style:name="T40" style:family="text">
      <style:text-properties officeooo:rsid="02ca6370"/>
    </style:style>
    <style:style style:name="T41" style:family="text">
      <style:text-properties officeooo:rsid="02cbc8d0"/>
    </style:style>
    <style:style style:name="T42" style:family="text">
      <style:text-properties officeooo:rsid="0346a3aa"/>
    </style:style>
    <style:style style:name="T43" style:family="text">
      <style:text-properties officeooo:rsid="04fad6c1"/>
    </style:style>
    <style:style style:name="T44" style:family="text">
      <style:text-properties officeooo:rsid="04fd531f"/>
    </style:style>
    <style:style style:name="T45" style:family="text">
      <style:text-properties officeooo:rsid="05112498"/>
    </style:style>
    <style:style style:name="T46" style:family="text">
      <style:text-properties officeooo:rsid="051450fb"/>
    </style:style>
    <style:style style:name="T47" style:family="text">
      <style:text-properties officeooo:rsid="051ed70e"/>
    </style:style>
    <style:style style:name="T48" style:family="text">
      <style:text-properties fo:font-weight="bold" officeooo:rsid="04f587d3" style:font-name-asian="Microsoft YaHei" style:font-weight-asian="bold" style:font-name-complex="Mangal" style:font-weight-complex="bold"/>
    </style:style>
    <style:style style:name="T49" style:family="text">
      <style:text-properties fo:font-weight="bold" officeooo:rsid="04cc54ff" style:font-name-asian="Microsoft YaHei" style:font-weight-asian="bold" style:font-name-complex="Mangal" style:font-weight-complex="bold"/>
    </style:style>
    <style:style style:name="T50" style:family="text">
      <style:text-properties fo:font-weight="bold" officeooo:rsid="04f907c5" style:font-name-asian="Microsoft YaHei" style:font-weight-asian="bold" style:font-name-complex="Mangal" style:font-weight-complex="bold"/>
    </style:style>
    <style:style style:name="T51" style:family="text">
      <style:text-properties fo:font-weight="bold" officeooo:rsid="04fc9d24" style:font-name-asian="Microsoft YaHei" style:font-weight-asian="bold" style:font-name-complex="Mangal" style:font-weight-complex="bold"/>
    </style:style>
    <style:style style:name="T52" style:family="text">
      <style:text-properties style:font-name-asian="Microsoft YaHei" style:font-name-complex="Mangal"/>
    </style:style>
    <style:style style:name="T53" style:family="text">
      <style:text-properties officeooo:rsid="04f907c5" style:font-name-asian="Microsoft YaHei" style:font-name-complex="Mangal"/>
    </style:style>
    <style:style style:name="T54" style:family="text">
      <style:text-properties fo:font-weight="normal" officeooo:rsid="02ca5fb9" style:font-weight-asian="normal" style:font-weight-complex="normal"/>
    </style:style>
    <style:style style:name="T55" style:family="text">
      <style:text-properties fo:font-weight="normal" officeooo:rsid="04c444fb" style:font-weight-asian="normal" style:font-weight-complex="normal"/>
    </style:style>
    <style:style style:name="T56" style:family="text">
      <style:text-properties fo:font-weight="normal" officeooo:rsid="02ca6370" style:font-weight-asian="normal" style:font-weight-complex="normal"/>
    </style:style>
    <style:style style:name="T57" style:family="text">
      <style:text-properties fo:font-weight="normal" officeooo:rsid="04fd6180" style:font-weight-asian="normal" style:font-weight-complex="normal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fo:background-color="transparent" draw:fill="none" draw:fill-color="#ffffff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48">1 </text:span><text:span text:style-name="T49">Р</text:span><text:span text:style-name="T50">асчёт </text:span><text:span text:style-name="T51">трубы<text:tab/></text:span><text:span text:style-name="T38">IMATH</text:span></text:h>
      <text:p text:style-name="First_20_line_20_indent"><text:span text:style-name="T53">И</text:span><text:span text:style-name="T52">сходные данные:</text:span></text:p>
      <text:p text:style-name="First_20_line_20_indent"><draw:frame draw:style-name="fr1" draw:name="Объект37" text:anchor-type="as-char" svg:y="-0.377cm" svg:width="1.251cm" svg:height="0.467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2">МПа — </text:span><text:span text:style-name="T12">расчётное </text:span><text:span text:style-name="T19">д</text:span><text:span text:style-name="T2">авление;</text:span></text:p>
      <text:p text:style-name="First_20_line_20_indent"><draw:frame draw:style-name="fr1" draw:name="Объект38" text:anchor-type="as-char" svg:y="-0.377cm" svg:width="4.128cm" svg:height="0.531cm" draw:z-index="1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T39">МПа — </text:span><text:span text:style-name="T12">пробное </text:span><text:span text:style-name="T14">д</text:span><text:span text:style-name="T3">авление</text:span><text:span text:style-name="T12">;</text:span></text:p>
      <text:p text:style-name="First_20_line_20_indent"><draw:frame draw:style-name="fr1" draw:name="Объект39" text:anchor-type="as-char" svg:y="-0.377cm" svg:width="1.328cm" svg:height="0.467cm" draw:z-index="9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4">мм — </text:span><text:span text:style-name="T54">в</text:span><text:span text:style-name="T43">нешний диаметр трубы</text:span><text:span text:style-name="T4">;</text:span></text:p>
      <text:p text:style-name="First_20_line_20_indent"><draw:frame draw:style-name="fr1" draw:name="Объект40" text:anchor-type="as-char" svg:y="-0.377cm" svg:width="0.981cm" svg:height="0.467cm" draw:z-index="10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4">мм — </text:span><text:span text:style-name="T20">т</text:span><text:span text:style-name="T4">олщина стенки </text:span><text:span text:style-name="T15">трубы.</text:span></text:p>
      <text:p text:style-name="First_20_line_20_indent"><text:span text:style-name="T55">М</text:span><text:span text:style-name="T44">еханические свойства материала трубы:</text:span></text:p>
      <text:p text:style-name="First_20_line_20_indent"><text:span text:style-name="T40"><draw:frame draw:style-name="fr1" draw:name="Объект41" text:anchor-type="as-char" svg:y="-0.377cm" svg:width="1.658cm" svg:height="0.531cm" draw:z-index="11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40">МПа — </text:span><text:span text:style-name="T56">в</text:span><text:span text:style-name="T57">ременное сопротивление</text:span><text:span text:style-name="T30">;</text:span></text:p>
      <text:p text:style-name="First_20_line_20_indent"><text:span text:style-name="T30"><draw:frame draw:style-name="fr1" draw:name="Объект6" text:anchor-type="as-char" svg:y="-0.377cm" svg:width="1.856cm" svg:height="0.531cm" draw:z-index="2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30">МПа – </text:span><text:span text:style-name="T16">предел текучести</text:span><text:span text:style-name="T30">.</text:span></text:p>
      <text:p text:style-name="First_20_line_20_indent">Допускаемые напряжения материала для рабочего давления</text:p>
      <text:p text:style-name="P1"><draw:frame draw:style-name="fr1" draw:name="Объект10" text:anchor-type="as-char" svg:y="-0.377cm" svg:width="0.201cm" svg:height="0.467cm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<draw:frame draw:style-name="fr1" draw:name="Объект11" text:anchor-type="as-char" svg:y="-0.377cm" svg:width="0.201cm" svg:height="0.467cm" draw:z-index="13"><draw:object xlink:href="./Object 11" xlink:type="simple" xlink:show="embed" xlink:actuate="onLoad"/><draw:image xlink:href="./ObjectReplacements/Object 11" xlink:type="simple" xlink:show="embed" xlink:actuate="onLoad"/><svg:desc>формула</svg:desc></draw:frame><draw:frame draw:style-name="fr1" draw:name="Объект1" text:anchor-type="as-char" svg:y="-0.377cm" svg:width="0.201cm" svg:height="0.467cm" draw:z-index="14"><draw:object xlink:href="./Object 9" xlink:type="simple" xlink:show="embed" xlink:actuate="onLoad"/><draw:image xlink:href="./ObjectReplacements/Object 9" xlink:type="simple" xlink:show="embed" xlink:actuate="onLoad"/><svg:desc>формула</svg:desc></draw:frame><draw:frame draw:style-name="fr1" draw:name="Объект12" text:anchor-type="as-char" svg:y="-0.623cm" svg:width="10.592cm" svg:height="1.065cm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7">МПа,</text:span></text:p>
      <text:p text:style-name="Hanging_20_indent"><text:span text:style-name="T45">где<text:tab/></text:span><draw:frame draw:style-name="fr1" draw:name="Объект9" text:anchor-type="as-char" svg:y="-0.377cm" svg:width="1.441cm" svg:height="0.531cm" draw:z-index="19"><draw:object xlink:href="./Object 1" xlink:type="simple" xlink:show="embed" xlink:actuate="onLoad"/><draw:image xlink:href="./ObjectReplacements/Object 1" xlink:type="simple" xlink:show="embed" xlink:actuate="onLoad"/></draw:frame> - <text:span text:style-name="T47">коэффициент запаса по пределу прочности;<text:line-break/></text:span><text:span text:style-name="T47"><draw:frame draw:style-name="fr1" draw:name="Объект15" text:anchor-type="as-char" svg:y="-0.377cm" svg:width="1.625cm" svg:height="0.531cm" draw:z-index="2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7"> - коэффициент запаса по пределу текучести</text:span><text:span text:style-name="T33">.</text:span></text:p>
      <text:p text:style-name="First_20_line_20_indent">Допускаемое напряжение для проведения испытаний</text:p>
      <text:p text:style-name="P1"><draw:frame draw:style-name="fr1" draw:name="Объект13" text:anchor-type="as-char" svg:y="-0.377cm" svg:width="0.201cm" svg:height="0.467cm" draw:z-index="21"><draw:object xlink:href="./Object 13" xlink:type="simple" xlink:show="embed" xlink:actuate="onLoad"/><draw:image xlink:href="./ObjectReplacements/Object 13" xlink:type="simple" xlink:show="embed" xlink:actuate="onLoad"/><svg:desc>формула</svg:desc></draw:frame><draw:frame draw:style-name="fr1" draw:name="Объект14" text:anchor-type="as-char" svg:y="-0.619cm" svg:width="4.015cm" svg:height="1.062cm" draw:z-index="4"><draw:object xlink:href="./Object 14" xlink:type="simple" xlink:show="embed" xlink:actuate="onLoad"/><draw:image xlink:href="./ObjectReplacements/Object 14" xlink:type="simple" xlink:show="embed" xlink:actuate="onLoad"/><svg:desc>формула</svg:desc></draw:frame><text:span text:style-name="T7">МПа,</text:span></text:p>
      <text:p text:style-name="Hanging_20_indent">где<text:tab/><draw:frame draw:style-name="fr1" draw:name="Объект17" text:anchor-type="as-char" svg:y="-0.377cm" svg:width="1.432cm" svg:height="0.531cm" draw:z-index="22"><draw:object xlink:href="./Object 32" xlink:type="simple" xlink:show="embed" xlink:actuate="onLoad"/><draw:image xlink:href="./ObjectReplacements/Object 32" xlink:type="simple" xlink:show="embed" xlink:actuate="onLoad"/></draw:frame> - коэффициент запаса прочности для испытательного давления;</text:p>
      <text:p text:style-name="First_20_line_20_indent">Допускаемое рабочее давление</text:p>
      <text:p text:style-name="P1"><draw:frame draw:style-name="fr1" draw:name="Объект53" text:anchor-type="as-char" svg:y="-0.377cm" svg:width="0.201cm" svg:height="0.467cm" draw:z-index="23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T5"><draw:frame draw:style-name="fr1" draw:name="Объект46" text:anchor-type="as-char" svg:y="-0.377cm" svg:width="0.201cm" svg:height="0.467cm" draw:z-index="24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5"><draw:frame draw:style-name="fr1" draw:name="Объект54" text:anchor-type="as-char" svg:y="-0.377cm" svg:width="0.201cm" svg:height="0.467cm" draw:z-index="25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8"><draw:frame draw:style-name="fr1" draw:name="Объект56" text:anchor-type="as-char" svg:y="-0.377cm" svg:width="0.201cm" svg:height="0.467cm" draw:z-index="26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draw:frame draw:style-name="fr1" draw:name="Объект57" text:anchor-type="as-char" svg:y="-0.639cm" svg:width="7.922cm" svg:height="1.021cm" draw:z-index="5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T9">МПа,</text:span></text:p>
      <text:p text:style-name="P3"><text:span text:style-name="T46">где<text:tab/></text:span><draw:frame draw:style-name="fr1" draw:name="Объект19" text:anchor-type="as-char" svg:y="-0.377cm" svg:width="1.078cm" svg:height="0.483cm" draw:z-index="27"><draw:object xlink:href="./Object 37" xlink:type="simple" xlink:show="embed" xlink:actuate="onLoad"/><draw:image xlink:href="./ObjectReplacements/Object 37" xlink:type="simple" xlink:show="embed" xlink:actuate="onLoad"/></draw:frame> - <text:span text:style-name="T8">коэффициент прочности сварного шва;<text:line-break/></text:span><text:span text:style-name="T8"><draw:frame draw:style-name="fr1" draw:name="Объект20" text:anchor-type="as-char" svg:y="-0.377cm" svg:width="4.016cm" svg:height="0.531cm" draw:z-index="28"><draw:object xlink:href="./Object 38" xlink:type="simple" xlink:show="embed" xlink:actuate="onLoad"/><draw:image xlink:href="./ObjectReplacements/Object 38" xlink:type="simple" xlink:show="embed" xlink:actuate="onLoad"/></draw:frame></text:span><text:span text:style-name="T8">мм - суммарная прибавка к толщине стенки</text:span><text:span text:style-name="T34">;</text:span><text:span text:style-name="T5"><text:line-break/></text:span><text:span text:style-name="T5"><draw:frame draw:style-name="fr1" draw:name="Объект22" text:anchor-type="as-char" svg:y="-0.377cm" svg:width="4.046cm" svg:height="0.531cm" draw:z-index="29"><draw:object xlink:href="./Object 40" xlink:type="simple" xlink:show="embed" xlink:actuate="onLoad"/><draw:image xlink:href="./ObjectReplacements/Object 40" xlink:type="simple" xlink:show="embed" xlink:actuate="onLoad"/></draw:frame></text:span><text:span text:style-name="T5">мм - минусовой допуск на толщину стенки;</text:span><text:span text:style-name="T41"><text:line-break/></text:span><text:span text:style-name="T41"><draw:frame draw:style-name="fr1" draw:name="Объект21" text:anchor-type="as-char" svg:y="-0.377cm" svg:width="1.774cm" svg:height="0.467cm" draw:z-index="30"><draw:object xlink:href="./Object 39" xlink:type="simple" xlink:show="embed" xlink:actuate="onLoad"/><draw:image xlink:href="./ObjectReplacements/Object 39" xlink:type="simple" xlink:show="embed" xlink:actuate="onLoad"/></draw:frame></text:span><text:span text:style-name="T41"> - </text:span><text:span text:style-name="T6">относительный м</text:span><text:span text:style-name="T5">инусовой допуск на толщину стенки</text:span><text:span text:style-name="T34">;<text:line-break/></text:span><text:span text:style-name="T17"><draw:frame draw:style-name="fr1" draw:name="Объект16" text:anchor-type="as-char" svg:y="-0.377cm" svg:width="1.106cm" svg:height="0.531cm" draw:z-index="31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3">мм - прибавка к толщине стенки на коррозию</text:span><text:span text:style-name="T5">.</text:span></text:p>
      <text:p text:style-name="First_20_line_20_indent"><text:span text:style-name="T21">Условие прочности выполнено: </text:span><text:span text:style-name="T22"><draw:frame draw:style-name="fr1" draw:name="Объект58" text:anchor-type="as-char" svg:y="-0.377cm" svg:width="1.251cm" svg:height="0.467cm" draw:z-index="32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22">МПа п</text:span><text:span text:style-name="T23">ревышает</text:span><text:span text:style-name="T35"> </text:span><text:span text:style-name="T24"><draw:frame draw:style-name="fr1" draw:name="Объект59" text:anchor-type="as-char" svg:y="-0.379cm" svg:width="1.799cm" svg:height="0.534cm" draw:z-index="33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22">МПа </text:span><text:span text:style-name="T23">на </text:span><text:span text:style-name="T24"><draw:frame draw:style-name="fr1" draw:name="Объект4" text:anchor-type="as-char" svg:y="-0.377cm" svg:width="0.411cm" svg:height="0.467cm" draw:z-index="34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25">%</text:span><text:span text:style-name="T22">.</text:span></text:p>
      <text:p text:style-name="First_20_line_20_indent">Допускаемое испытательное давление для <text:span text:style-name="T42">трубы</text:span></text:p>
      <text:p text:style-name="P1"><draw:frame draw:style-name="fr1" draw:name="Объект18" text:anchor-type="as-char" svg:y="-0.69cm" svg:width="8.447cm" svg:height="1.136cm" draw:z-index="6"><draw:object xlink:href="./Object 23" xlink:type="simple" xlink:show="embed" xlink:actuate="onLoad"/><draw:image xlink:href="./ObjectReplacements/Object 23" xlink:type="simple" xlink:show="embed" xlink:actuate="onLoad"/><svg:desc>формула</svg:desc></draw:frame><text:span text:style-name="T10">МПа,</text:span></text:p>
      <text:p text:style-name="Hanging_20_indent"><text:span text:style-name="T18">где<text:tab/></text:span><text:span text:style-name="T10"><draw:frame draw:style-name="fr1" draw:name="Объект24" text:anchor-type="as-char" svg:y="-0.377cm" svg:width="1.078cm" svg:height="0.483cm" draw:z-index="35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10"> - </text:span><text:span text:style-name="T8">коэффициент прочности сварного шва;</text:span><text:span text:style-name="T5"><text:line-break/></text:span><text:span text:style-name="T5"><draw:frame draw:style-name="fr1" draw:name="Объект26" text:anchor-type="as-char" svg:y="-0.377cm" svg:width="1.431cm" svg:height="0.531cm" draw:z-index="36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5">мм - минусовой допуск на толщину стенки;</text:span></text:p>
      <text:p text:style-name="First_20_line_20_indent"><text:span text:style-name="T26">У</text:span><text:span text:style-name="T32">словие прочности</text:span><text:span text:style-name="T11"> </text:span><text:span text:style-name="T32">выполнено: </text:span><draw:frame draw:style-name="fr1" draw:name="Объект74" text:anchor-type="as-char" svg:y="-0.377cm" svg:width="1.388cm" svg:height="0.531cm" draw:z-index="7"><draw:object xlink:href="./Object 24" xlink:type="simple" xlink:show="embed" xlink:actuate="onLoad"/><draw:image xlink:href="./ObjectReplacements/Object 24" xlink:type="simple" xlink:show="embed" xlink:actuate="onLoad"/><svg:desc>формула</svg:desc></draw:frame><text:span text:style-name="T9">МПа</text:span><text:span text:style-name="T31"> </text:span><text:span text:style-name="T27">&lt;</text:span><text:span text:style-name="T31"> </text:span><draw:frame draw:style-name="fr1" draw:name="Объект23" text:anchor-type="as-char" svg:y="-0.379cm" svg:width="1.977cm" svg:height="0.534cm" draw:z-index="8"><draw:object xlink:href="./Object 25" xlink:type="simple" xlink:show="embed" xlink:actuate="onLoad"/><draw:image xlink:href="./ObjectReplacements/Object 25" xlink:type="simple" xlink:show="embed" xlink:actuate="onLoad"/><svg:desc>формула</svg:desc></draw:frame><text:span text:style-name="T9">МПа</text:span><text:span text:style-name="T32">.</text:span></text:p>
      <text:h text:style-name="Heading_20_1" text:outline-level="1"><text:span text:style-name="T28">2</text:span> Выводы</text:h>
      <text:p text:style-name="First_20_line_20_indent">Труба 28<text:span text:style-name="T29">x4 </text:span><text:span text:style-name="T1">удовлетворяет условиям прочности в рабочих условиях и при испытаниях:</text:span></text:p>
      <text:p text:style-name="P2"><text:span text:style-name="T22"><draw:frame draw:style-name="fr1" draw:name="Объект2" text:anchor-type="as-char" svg:y="-0.377cm" svg:width="1.251cm" svg:height="0.467cm" draw:z-index="15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22">МПа п</text:span><text:span text:style-name="T23">ревышает</text:span><text:span text:style-name="T35"> </text:span><text:span text:style-name="T24"><draw:frame draw:style-name="fr1" draw:name="Объект3" text:anchor-type="as-char" svg:y="-0.379cm" svg:width="1.799cm" svg:height="0.534cm" draw:z-index="16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text:span text:style-name="T22">МПа </text:span><text:span text:style-name="T23">на </text:span><text:span text:style-name="T24"><draw:frame draw:style-name="fr1" draw:name="Объект5" text:anchor-type="as-char" svg:y="-0.377cm" svg:width="0.411cm" svg:height="0.467cm" draw:z-index="37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25">%;</text:span></text:p>
      <text:p text:style-name="First_20_line_20_indent"><text:span text:style-name="T25"><draw:frame draw:style-name="fr1" draw:name="Объект7" text:anchor-type="as-char" svg:y="-0.377cm" svg:width="1.388cm" svg:height="0.531cm" draw:z-index="17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T22">МПа </text:span><text:span text:style-name="T36">&gt;</text:span><text:span text:style-name="T35"> </text:span><text:span text:style-name="T25"><draw:frame draw:style-name="fr1" draw:name="Объект8" text:anchor-type="as-char" svg:y="-0.379cm" svg:width="1.977cm" svg:height="0.534cm" draw:z-index="18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22">МПа</text:span><text:span text:style-name="T37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First_20_line_20_indent" style:class="text">
      <style:paragraph-properties fo:margin-left="0cm" fo:margin-right="0cm" fo:margin-top="0.4cm" fo:margin-bottom="0cm" loext:contextual-spacing="false" fo:line-height="150%" fo:text-indent="1cm" style:auto-text-indent="false" fo:keep-with-next="always"/>
      <style:text-properties style:font-name="Times New Roman1" fo:font-family="'Times New Roman'" style:font-style-name="Полужирный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/>
      <style:text-properties style:font-name="Times New Roman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align="start" style:justify-single-word="false" fo:text-indent="1cm" style:auto-text-indent="false">
        <style:tab-stops/>
      </style:paragraph-properties>
      <style:text-properties style:font-name="Times New Roman2" fo:font-family="'Times New Roman'" style:font-family-generic="roman" style:font-pitch="variable" fo:font-size="12pt" fo:font-weight="normal" style:font-size-asian="14pt" style:font-weight-asian="normal" style:font-size-complex="14pt" style:font-weight-complex="normal"/>
    </style:style>
    <style:style style:name="Heading_20_1" style:display-name="Heading 1" style:family="paragraph" style:parent-style-name="Heading" style:next-style-name="First_20_line_20_indent" style:default-outline-level="1" style:class="text">
      <style:paragraph-properties fo:margin-left="0cm" fo:margin-right="0cm" fo:margin-top="0cm" fo:margin-bottom="0cm" loext:contextual-spacing="false" fo:text-indent="1cm" style:auto-text-indent="false"/>
      <style:text-properties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First_20_line_20_indent" style:default-outline-level="2" style:class="text">
      <style:paragraph-properties fo:margin-left="0cm" fo:margin-right="0cm" fo:margin-top="0.4cm" fo:margin-bottom="0cm" loext:contextual-spacing="false" fo:text-indent="1cm" style:auto-text-indent="false"/>
      <style:text-properties fo:font-size="12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First_20_line_20_indent" style:default-outline-level="3" style:class="text">
      <style:paragraph-properties fo:margin-left="0cm" fo:margin-right="0cm" fo:margin-top="0.4cm" fo:margin-bottom="0cm" loext:contextual-spacing="false" fo:text-indent="1cm" style:auto-text-indent="false"/>
      <style:text-properties fo:font-size="12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1cm" style:auto-text-indent="false">
        <style:tab-stops>
          <style:tab-stop style:position="17.992cm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1cm" style:auto-text-indent="false">
        <style:tab-stops/>
      </style:paragraph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" text:suffix="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64cm" fo:margin-bottom="1.046cm" fo:margin-left="2cm" fo:margin-right="1.0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7-01T12:21:40.931000000</meta:creation-date>
    <dc:date>2020-03-06T21:57:15.169000000</dc:date>
    <meta:editing-duration>P1DT22H56M26S</meta:editing-duration>
    <meta:editing-cycles>1191</meta:editing-cycles>
    <meta:generator>LibreOffice/6.4.1.2$Windows_X86_64 LibreOffice_project/4d224e95b98b138af42a64d84056446d09082932</meta:generator>
    <meta:print-date>2019-10-03T15:32:17.927000000</meta:print-date>
    <meta:document-statistic meta:table-count="0" meta:image-count="0" meta:object-count="38" meta:page-count="1" meta:paragraph-count="27" meta:word-count="157" meta:character-count="1089" meta:non-whitespace-character-count="947"/>
  </office:meta>
</office:document-meta>
</file>

<file path=Object 1/content.xml><?xml version="1.0" encoding="utf-8"?>
<math xmlns="http://www.w3.org/1998/Math/MathML" display="block">
  <semantics>
    <mrow>
      <msub>
        <mi>n</mi>
        <mi>в</mi>
      </msub>
      <mo stretchy="false">=</mo>
      <mn>2,4</mn>
    </mrow>
    <annotation encoding="StarMath 5.0">%%ii PRINTVAL n_в
n_в = 2,4 %%gg
</annotation>
  </semantics>
</math>
</file>

<file path=Object 10/content.xml><?xml version="1.0" encoding="utf-8"?>
<math xmlns="http://www.w3.org/1998/Math/MathML" display="block">
  <semantics>
    <annotation encoding="StarMath 5.0">%%ii @n_в@ EQDEF* n_в=2.4
 %%gg
</annotation>
  </semantics>
</math>
</file>

<file path=Object 11/content.xml><?xml version="1.0" encoding="utf-8"?>
<math xmlns="http://www.w3.org/1998/Math/MathML" display="block">
  <semantics>
    <annotation encoding="StarMath 5.0">%%ii @n_02@ EQDEF* n_{0.2}=1.5
 %%gg
</annotation>
  </semantics>
</math>
</file>

<file path=Object 12/content.xml><?xml version="1.0" encoding="utf-8"?>
<math xmlns="http://www.w3.org/1998/Math/MathML" display="block">
  <semantics>
    <mrow>
      <mrow>
        <mrow>
          <mo fence="true" stretchy="false">[</mo>
          <mrow>
            <mi>σ</mi>
          </mrow>
          <mo fence="true" stretchy="false">]</mo>
        </mrow>
        <mo stretchy="false">=</mo>
        <mi mathvariant="italic">min</mi>
      </mrow>
      <mrow>
        <mrow>
          <mo fence="true" stretchy="false">(</mo>
          <mrow>
            <mrow>
              <mfrac>
                <msub>
                  <mi>σ</mi>
                  <mi>в</mi>
                </msub>
                <msub>
                  <mi>n</mi>
                  <mi>в</mi>
                </msub>
              </mfrac>
              <mi>;</mi>
              <mfrac>
                <msub>
                  <mi>σ</mi>
                  <mn>0,2</mn>
                </msub>
                <msub>
                  <mi>n</mi>
                  <mn>0,2</mn>
                </msub>
              </mfrac>
            </mrow>
          </mrow>
          <mo fence="true" stretchy="false">)</mo>
        </mrow>
        <mo stretchy="false">=</mo>
        <mi mathvariant="italic">min</mi>
      </mrow>
      <mrow>
        <mrow>
          <mo fence="true" stretchy="false">(</mo>
          <mrow>
            <mrow>
              <mfrac>
                <mn>500</mn>
                <mn>2,4</mn>
              </mfrac>
              <mi>;</mi>
              <mfrac>
                <mn>210</mn>
                <mn>1,5</mn>
              </mfrac>
            </mrow>
          </mrow>
          <mo fence="true" stretchy="false">)</mo>
        </mrow>
        <mo stretchy="false">=</mo>
        <mi mathvariant="italic">min</mi>
      </mrow>
      <mrow>
        <mrow>
          <mo fence="true" stretchy="false">(</mo>
          <mrow>
            <mrow>
              <mn>208</mn>
              <mi>;</mi>
              <mn>140</mn>
            </mrow>
          </mrow>
          <mo fence="true" stretchy="false">)</mo>
        </mrow>
        <mo stretchy="false">=</mo>
        <mtext> </mtext>
      </mrow>
      <mn>140</mn>
    </mrow>
    <annotation encoding="StarMath 5.0">%%ii @[%sigma`]@ EQDEF [%sigma]=min({%sigma_в}over{n_в}; {%sigma_{0.2}}over{n_{0.2}})
[%sigma]=min({%sigma_в}over{n_в}; {%sigma_{0,2}}over{n_{0,2}}) %%gg
%%ii TEXT = min({_ii_VAL(%sigma_в)_ii_}over{_ii_VAL(n_в)_ii_}; {_ii_VAL(%sigma_{0.2})_ii_}over{_ii_VAL(n_{0.2})_ii_}) = min(_ii_VAL({%sigma_в}over{n_в})_ii_; _ii_VAL({%sigma_{0.2}}over{n_{0.2}})_ii_) = _ii_VAL(%sigma)_ii_
= min({500}over{2,4}; {210}over{1,5}) = min(208; 140) =" "140 %%gg
</annotation>
  </semantics>
</math>
</file>

<file path=Object 13/content.xml><?xml version="1.0" encoding="utf-8"?>
<math xmlns="http://www.w3.org/1998/Math/MathML" display="block">
  <semantics>
    <annotation encoding="StarMath 5.0">%%ii @n_и@ EQDEF* n_и=1.1
 %%gg
</annotation>
  </semantics>
</math>
</file>

<file path=Object 14/content.xml><?xml version="1.0" encoding="utf-8"?>
<math xmlns="http://www.w3.org/1998/Math/MathML" display="block">
  <semantics>
    <mrow>
      <mrow>
        <mo fence="true" stretchy="false">[</mo>
        <mrow>
          <msub>
            <mi>σ</mi>
            <mi>и</mi>
          </msub>
        </mrow>
        <mo fence="true" stretchy="false">]</mo>
      </mrow>
      <mo stretchy="false">=</mo>
      <mfrac>
        <msub>
          <mi>σ</mi>
          <mn>0,2</mn>
        </msub>
        <msub>
          <mi>n</mi>
          <mi>и</mi>
        </msub>
      </mfrac>
      <mo stretchy="false">=</mo>
      <mfrac>
        <mn>210</mn>
        <mn>1,1</mn>
      </mfrac>
      <mo stretchy="false">=</mo>
      <mn>191</mn>
    </mrow>
    <annotation encoding="StarMath 5.0">%%ii @[%sigma_и]@ EQDEF [%sigma_и]={%sigma_{0.2}}over{n_и}
[%sigma_и]={%sigma_{0,2}}over{n_и} %%gg
%%ii TEXT ={_ii_VAL(%sigma_{0.2})_ii_}over{_ii_VAL(n_и)_ii_}=_ii_VAL(%sigma_и)_ii_
={210}over{1,1}=191 %%gg
</annotation>
  </semantics>
</math>
</file>

<file path=Object 15/content.xml><?xml version="1.0" encoding="utf-8"?>
<math xmlns="http://www.w3.org/1998/Math/MathML" display="block">
  <semantics>
    <annotation encoding="StarMath 5.0">%%ii @%fi@ EQDEF* %varphi=1
 %%gg
</annotation>
  </semantics>
</math>
</file>

<file path=Object 16/content.xml><?xml version="1.0" encoding="utf-8"?>
<math xmlns="http://www.w3.org/1998/Math/MathML" display="block">
  <semantics>
    <annotation encoding="StarMath 5.0">%%ii @%delta@ EQDEF* %delta=0.125
 %%gg
</annotation>
  </semantics>
</math>
</file>

<file path=Object 17/content.xml><?xml version="1.0" encoding="utf-8"?>
<math xmlns="http://www.w3.org/1998/Math/MathML" display="block">
  <semantics>
    <annotation encoding="StarMath 5.0">%%ii @c_1@ EQDEF* c_1=s cdot {%delta}
 %%gg
</annotation>
  </semantics>
</math>
</file>

<file path=Object 18/content.xml><?xml version="1.0" encoding="utf-8"?>
<math xmlns="http://www.w3.org/1998/Math/MathML" display="block">
  <semantics>
    <annotation encoding="StarMath 5.0">%%ii @с@ EQDEF* c=c_1+c_2
 %%gg
</annotation>
  </semantics>
</math>
</file>

<file path=Object 19/content.xml><?xml version="1.0" encoding="utf-8"?>
<math xmlns="http://www.w3.org/1998/Math/MathML" display="block">
  <semantics>
    <mrow>
      <mrow>
        <mo fence="true" stretchy="false">[</mo>
        <mrow>
          <msub>
            <mi>p</mi>
            <mrow/>
          </msub>
        </mrow>
        <mo fence="true" stretchy="false">]</mo>
      </mrow>
      <mo stretchy="false">=</mo>
      <mfrac>
        <mrow>
          <mn>2</mn>
          <mo stretchy="false">⋅</mo>
          <mrow>
            <mo fence="true" stretchy="false">(</mo>
            <mrow>
              <mrow>
                <mi>s</mi>
                <mo stretchy="false">−</mo>
                <mi>c</mi>
              </mrow>
            </mrow>
            <mo fence="true" stretchy="false">)</mo>
          </mrow>
          <mo stretchy="false">⋅</mo>
          <mi>φ</mi>
          <mo stretchy="false">⋅</mo>
          <mrow>
            <mo fence="true" stretchy="false">[</mo>
            <mrow>
              <mi>σ</mi>
            </mrow>
            <mo fence="true" stretchy="false">]</mo>
          </mrow>
        </mrow>
        <mrow>
          <mi>D</mi>
          <mo stretchy="false">−</mo>
          <mrow>
            <mo fence="true" stretchy="false">(</mo>
            <mrow>
              <mrow>
                <mi>s</mi>
                <mo stretchy="false">−</mo>
                <mi>c</mi>
              </mrow>
            </mrow>
            <mo fence="true" stretchy="false">)</mo>
          </mrow>
        </mrow>
      </mfrac>
      <mo stretchy="false">=</mo>
      <mfrac>
        <mrow>
          <mn>2</mn>
          <mo stretchy="false">⋅</mo>
          <mrow>
            <mo fence="true" stretchy="false">(</mo>
            <mrow>
              <mrow>
                <mn>4</mn>
                <mo stretchy="false">−</mo>
                <mn>2,5</mn>
              </mrow>
            </mrow>
            <mo fence="true" stretchy="false">)</mo>
          </mrow>
          <mo stretchy="false">⋅</mo>
          <mn>1</mn>
          <mo stretchy="false">⋅</mo>
          <mn>140</mn>
        </mrow>
        <mrow>
          <mn>28</mn>
          <mo stretchy="false">−</mo>
          <mrow>
            <mo fence="true" stretchy="false">(</mo>
            <mrow>
              <mrow>
                <mn>4</mn>
                <mo stretchy="false">−</mo>
                <mn>2,5</mn>
              </mrow>
            </mrow>
            <mo fence="true" stretchy="false">)</mo>
          </mrow>
        </mrow>
      </mfrac>
      <mo stretchy="false">=</mo>
      <mn>15,8</mn>
    </mrow>
    <annotation encoding="StarMath 5.0">%%ii @[p`]@ EQDEF [p_{ }]={ 2 cdot (s-c) cdot %varphi cdot [%sigma] }over{D-(s-c)}
[p_{ }]={ 2 cdot (s-c) cdot %varphi cdot [%sigma] }over{D-(s-c)} %%gg
%%ii TEXT ={ 2 cdot (_ii_VAL(s)_ii_-_ii_VAL(c)_ii_) cdot _ii_VAL(%varphi)_ii_ cdot _ii_VAL(%sigma)_ii_ }over{_ii_VAL(D)_ii_-(_ii_VAL(s)_ii_-_ii_VAL(c)_ii_)}=_ii_VAL(p_{ })_ii_
={ 2 cdot (4-2,5) cdot 1 cdot 140 }over{28-(4-2,5)}=15,8 %%gg
</annotation>
  </semantics>
</math>
</file>

<file path=Object 2/content.xml><?xml version="1.0" encoding="utf-8"?>
<math xmlns="http://www.w3.org/1998/Math/MathML" display="block">
  <semantics>
    <mrow>
      <msub>
        <mi>n</mi>
        <mn>0,2</mn>
      </msub>
      <mo stretchy="false">=</mo>
      <mn>1,5</mn>
    </mrow>
    <annotation encoding="StarMath 5.0">%%ii PRINTVAL n_{0.2}
n_{0,2} = 1,5 %%gg
</annotation>
  </semantics>
</math>
</file>

<file path=Object 20/content.xml><?xml version="1.0" encoding="utf-8"?>
<math xmlns="http://www.w3.org/1998/Math/MathML" display="block">
  <semantics>
    <mrow>
      <mi>p</mi>
      <mo stretchy="false">=</mo>
      <mn>16</mn>
    </mrow>
    <annotation encoding="StarMath 5.0">%%ii PRINTVAL {p}
{p} = 16 %%gg
</annotation>
  </semantics>
</math>
</file>

<file path=Object 21/content.xml><?xml version="1.0" encoding="utf-8"?>
<math xmlns="http://www.w3.org/1998/Math/MathML" display="block">
  <semantics>
    <mrow>
      <mrow>
        <mo fence="true" stretchy="false">[</mo>
        <mrow>
          <msub>
            <mi>p</mi>
            <mrow/>
          </msub>
        </mrow>
        <mo fence="true" stretchy="false">]</mo>
      </mrow>
      <mo stretchy="false">=</mo>
      <mn>15,8</mn>
    </mrow>
    <annotation encoding="StarMath 5.0">%%ii PRINTVAL {[p_{ }]}
{[p_{ }]} = 15,8 %%gg
</annotation>
  </semantics>
</math>
</file>

<file path=Object 22/content.xml><?xml version="1.0" encoding="utf-8"?>
<math xmlns="http://www.w3.org/1998/Math/MathML" display="block">
  <semantics>
    <mn>1</mn>
    <annotation encoding="StarMath 5.0">%%ii TEXT _ii_VAL(round((p/p_{ }-1)*100;0))_ii_
1 %%gg
</annotation>
  </semantics>
</math>
</file>

<file path=Object 23/content.xml><?xml version="1.0" encoding="utf-8"?>
<math xmlns="http://www.w3.org/1998/Math/MathML" display="block">
  <semantics>
    <mrow>
      <mrow>
        <mo fence="true" stretchy="false">[</mo>
        <mrow>
          <msub>
            <mi>p</mi>
            <mrow>
              <mspace width="0.5em"/>
              <mi>и</mi>
            </mrow>
          </msub>
        </mrow>
        <mo fence="true" stretchy="false">]</mo>
      </mrow>
      <mo stretchy="false">=</mo>
      <mfrac>
        <mrow>
          <mn>2</mn>
          <mo stretchy="false">⋅</mo>
          <mrow>
            <mo fence="true" stretchy="false">(</mo>
            <mrow>
              <mrow>
                <mi>s</mi>
                <mo stretchy="false">−</mo>
                <msub>
                  <mi>c</mi>
                  <mn>1</mn>
                </msub>
              </mrow>
            </mrow>
            <mo fence="true" stretchy="false">)</mo>
          </mrow>
          <mo stretchy="false">⋅</mo>
          <mi>φ</mi>
          <mo stretchy="false">⋅</mo>
          <mrow>
            <mo fence="true" stretchy="false">[</mo>
            <mrow>
              <msub>
                <mi>σ</mi>
                <mi>и</mi>
              </msub>
            </mrow>
            <mo fence="true" stretchy="false">]</mo>
          </mrow>
        </mrow>
        <mrow>
          <mi>D</mi>
          <mo stretchy="false">−</mo>
          <mrow>
            <mo fence="true" stretchy="false">(</mo>
            <mrow>
              <mrow>
                <mi>s</mi>
                <mo stretchy="false">−</mo>
                <msub>
                  <mi>c</mi>
                  <mn>1</mn>
                </msub>
              </mrow>
            </mrow>
            <mo fence="true" stretchy="false">)</mo>
          </mrow>
        </mrow>
      </mfrac>
      <mo stretchy="false">=</mo>
      <mfrac>
        <mrow>
          <mrow>
            <mn>2</mn>
            <mo stretchy="false">⋅</mo>
            <mrow>
              <mo fence="true" stretchy="false">(</mo>
              <mrow>
                <mrow>
                  <mn>4</mn>
                  <mo stretchy="false">−</mo>
                  <mn>0,5</mn>
                </mrow>
              </mrow>
              <mo fence="true" stretchy="false">)</mo>
            </mrow>
            <mo stretchy="false">⋅</mo>
            <mn>1</mn>
          </mrow>
          <mi>·</mi>
          <mn>191</mn>
        </mrow>
        <mrow>
          <mn>28</mn>
          <mo stretchy="false">−</mo>
          <mrow>
            <mo fence="true" stretchy="false">(</mo>
            <mrow>
              <mrow>
                <mn>4</mn>
                <mo stretchy="false">−</mo>
                <mn>0,5</mn>
              </mrow>
            </mrow>
            <mo fence="true" stretchy="false">)</mo>
          </mrow>
        </mrow>
      </mfrac>
      <mo stretchy="false">=</mo>
      <mn>54,5</mn>
    </mrow>
    <annotation encoding="StarMath 5.0">%%ii @[p_{`и}]@ EQDEF [p_{`и}]={2 cdot (s-c_1) cdot %varphi cdot [%sigma_и]}over{D-(s-c_1)}
[p_{`и}]={2 cdot (s-c_1) cdot %varphi cdot [%sigma_и]}over{D-(s-c_1)} %%gg
%%ii TEXT = { 2 cdot (
= { 2 cdot ( %%gg
%%ii {autoformat=true} EXDEF VAL(s)
4 %%gg
%%ii TEXT -
- %%gg
%%ii {autoformat=true} EXDEF VAL(c_1)
0,5 %%gg
%%ii TEXT ) cdot
) cdot %%gg
%%ii {autoformat=true} EXDEF VAL(%varphi)
1 %%gg
%%ii TEXT ·
· %%gg
%%ii {autoformat=true} EXDEF VAL(%sigma_и)
191 %%gg
%%ii TEXT }over{
}over{ %%gg
%%ii {autoformat=true} EXDEF VAL(D)
28 %%gg
%%ii TEXT -(
-( %%gg
%%ii {autoformat=true} EXDEF VAL(s)
4 %%gg
%%ii TEXT -
- %%gg
%%ii {autoformat=true} EXDEF VAL(c_1)
0,5 %%gg
%%ii TEXT )}=
)}= %%gg
%%ii {autoformat=true} EXDEF VAL(p_{`и})
54,5 %%gg
</annotation>
  </semantics>
</math>
</file>

<file path=Object 24/content.xml><?xml version="1.0" encoding="utf-8"?>
<math xmlns="http://www.w3.org/1998/Math/MathML" display="block">
  <semantics>
    <mrow>
      <msub>
        <mi>p</mi>
        <mi>и</mi>
      </msub>
      <mo stretchy="false">=</mo>
      <mn>24</mn>
    </mrow>
    <annotation encoding="StarMath 5.0">%%ii PRINTVAL {p_и}
{p_и} = 24 %%gg
</annotation>
  </semantics>
</math>
</file>

<file path=Object 25/content.xml><?xml version="1.0" encoding="utf-8"?>
<math xmlns="http://www.w3.org/1998/Math/MathML" display="block">
  <semantics>
    <mrow>
      <mrow>
        <mo fence="true" stretchy="false">[</mo>
        <mrow>
          <msub>
            <mi>p</mi>
            <mrow>
              <mspace width="0.5em"/>
              <mi>и</mi>
            </mrow>
          </msub>
        </mrow>
        <mo fence="true" stretchy="false">]</mo>
      </mrow>
      <mo stretchy="false">=</mo>
      <mn>54,5</mn>
    </mrow>
    <annotation encoding="StarMath 5.0">%%ii PRINTVAL {[p_{`и}]}
{[p_{`и}]} = 54,5 %%gg
</annotation>
  </semantics>
</math>
</file>

<file path=Object 26/content.xml><?xml version="1.0" encoding="utf-8"?>
<math xmlns="http://www.w3.org/1998/Math/MathML" display="block">
  <semantics>
    <mrow>
      <msub>
        <mi>c</mi>
        <mn>2</mn>
      </msub>
      <mo stretchy="false">=</mo>
      <mn>2</mn>
    </mrow>
    <annotation encoding="StarMath 5.0">%%ii PRINTVAL {c_2}
{c_2} = 2 %%gg
</annotation>
  </semantics>
</math>
</file>

<file path=Object 27/content.xml><?xml version="1.0" encoding="utf-8"?>
<math xmlns="http://www.w3.org/1998/Math/MathML" display="block">
  <semantics>
    <mn>1</mn>
    <annotation encoding="StarMath 5.0">%%ii TEXT _ii_VAL(round((p/p_{ }-1)*100;0))_ii_
1 %%gg
</annotation>
  </semantics>
</math>
</file>

<file path=Object 28/content.xml><?xml version="1.0" encoding="utf-8"?>
<math xmlns="http://www.w3.org/1998/Math/MathML" display="block">
  <semantics>
    <mrow>
      <mi>p</mi>
      <mo stretchy="false">=</mo>
      <mn>16</mn>
    </mrow>
    <annotation encoding="StarMath 5.0">%%ii PRINTVAL {p}
{p} = 16 %%gg
</annotation>
  </semantics>
</math>
</file>

<file path=Object 3/content.xml><?xml version="1.0" encoding="utf-8"?>
<math xmlns="http://www.w3.org/1998/Math/MathML" display="block">
  <semantics>
    <mrow>
      <mi>p</mi>
      <mo stretchy="false">=</mo>
      <mn>16</mn>
    </mrow>
    <annotation encoding="StarMath 5.0">%%ii @p@ EQDEF p=16
p=16 %%gg
</annotation>
  </semantics>
</math>
</file>

<file path=Object 32/content.xml><?xml version="1.0" encoding="utf-8"?>
<math xmlns="http://www.w3.org/1998/Math/MathML" display="block">
  <semantics>
    <mrow>
      <msub>
        <mi>n</mi>
        <mi>и</mi>
      </msub>
      <mo stretchy="false">=</mo>
      <mn>1,1</mn>
    </mrow>
    <annotation encoding="StarMath 5.0">%%ii PRINTVAL {n_и}
{n_и} = 1,1 %%gg
</annotation>
  </semantics>
</math>
</file>

<file path=Object 33/content.xml><?xml version="1.0" encoding="utf-8"?>
<math xmlns="http://www.w3.org/1998/Math/MathML" display="block">
  <semantics>
    <mrow>
      <mrow>
        <mo fence="true" stretchy="false">[</mo>
        <mrow>
          <msub>
            <mi>p</mi>
            <mrow/>
          </msub>
        </mrow>
        <mo fence="true" stretchy="false">]</mo>
      </mrow>
      <mo stretchy="false">=</mo>
      <mn>15,8</mn>
    </mrow>
    <annotation encoding="StarMath 5.0">%%ii PRINTVAL {[p_{ }]}
{[p_{ }]} = 15,8 %%gg
</annotation>
  </semantics>
</math>
</file>

<file path=Object 35/content.xml><?xml version="1.0" encoding="utf-8"?>
<math xmlns="http://www.w3.org/1998/Math/MathML" display="block">
  <semantics>
    <mrow>
      <msub>
        <mi>p</mi>
        <mi>и</mi>
      </msub>
      <mo stretchy="false">=</mo>
      <mn>24</mn>
    </mrow>
    <annotation encoding="StarMath 5.0">%%ii PRINTVAL {p_и}
{p_и} = 24 %%gg
</annotation>
  </semantics>
</math>
</file>

<file path=Object 36/content.xml><?xml version="1.0" encoding="utf-8"?>
<math xmlns="http://www.w3.org/1998/Math/MathML" display="block">
  <semantics>
    <mrow>
      <mrow>
        <mo fence="true" stretchy="false">[</mo>
        <mrow>
          <msub>
            <mi>p</mi>
            <mrow>
              <mspace width="0.5em"/>
              <mi>и</mi>
            </mrow>
          </msub>
        </mrow>
        <mo fence="true" stretchy="false">]</mo>
      </mrow>
      <mo stretchy="false">=</mo>
      <mn>54,5</mn>
    </mrow>
    <annotation encoding="StarMath 5.0">%%ii PRINTVAL {[p_{`и}]}
{[p_{`и}]} = 54,5 %%gg
</annotation>
  </semantics>
</math>
</file>

<file path=Object 37/content.xml><?xml version="1.0" encoding="utf-8"?>
<math xmlns="http://www.w3.org/1998/Math/MathML" display="block">
  <semantics>
    <mrow>
      <mi>φ</mi>
      <mo stretchy="false">=</mo>
      <mn>1</mn>
    </mrow>
    <annotation encoding="StarMath 5.0">%%ii PRINTVAL {%varphi}
{%varphi} = 1 %%gg
</annotation>
  </semantics>
</math>
</file>

<file path=Object 38/content.xml><?xml version="1.0" encoding="utf-8"?>
<math xmlns="http://www.w3.org/1998/Math/MathML" display="block">
  <semantics>
    <mrow>
      <mi>c</mi>
      <mo stretchy="false">=</mo>
      <mrow>
        <msub>
          <mi>c</mi>
          <mn>1</mn>
        </msub>
        <mo stretchy="false">+</mo>
        <msub>
          <mi>c</mi>
          <mn>2</mn>
        </msub>
      </mrow>
      <mo stretchy="false">=</mo>
      <mrow>
        <mn>0,5</mn>
        <mo stretchy="false">+</mo>
        <mn>2</mn>
      </mrow>
      <mo stretchy="false">=</mo>
      <mn>2,5</mn>
    </mrow>
    <annotation encoding="StarMath 5.0">%%ii TEXT c=c_1+c_2=_ii_VAL(c_1)_ii_+_ii_VAL(c_2)_ii_=_ii_VAL(c)_ii_
c=c_1+c_2=0,5+2=2,5 %%gg
</annotation>
  </semantics>
</math>
</file>

<file path=Object 39/content.xml><?xml version="1.0" encoding="utf-8"?>
<math xmlns="http://www.w3.org/1998/Math/MathML" display="block">
  <semantics>
    <mrow>
      <mi>δ</mi>
      <mo stretchy="false">=</mo>
      <mn>0,125</mn>
    </mrow>
    <annotation encoding="StarMath 5.0">%%ii PRINTVAL {%delta}
{%delta} = 0,125 %%gg
</annotation>
  </semantics>
</math>
</file>

<file path=Object 4/content.xml><?xml version="1.0" encoding="utf-8"?>
<math xmlns="http://www.w3.org/1998/Math/MathML" display="block">
  <semantics>
    <mrow>
      <msub>
        <mi>p</mi>
        <mi>и</mi>
      </msub>
      <mo stretchy="false">=</mo>
      <mrow>
        <mn>1,5</mn>
        <mo stretchy="false">⋅</mo>
        <mi>p</mi>
      </mrow>
      <mo stretchy="false">=</mo>
      <mrow>
        <mn>1,5</mn>
        <mo stretchy="false">⋅</mo>
        <mn>16</mn>
      </mrow>
      <mo stretchy="false">=</mo>
      <mn>24</mn>
    </mrow>
    <annotation encoding="StarMath 5.0">%%ii @p_и@ EQDEF p_и=1.5 cdot p
p_и=1,5 cdot p %%gg
%%ii TEXT =_ii_1.5_ii_ cdot _ii_VAL(p)_ii_=_ii_VAL(p_и)_ii_
=1,5 cdot 16=24 %%gg
</annotation>
  </semantics>
</math>
</file>

<file path=Object 40/content.xml><?xml version="1.0" encoding="utf-8"?>
<math xmlns="http://www.w3.org/1998/Math/MathML" display="block">
  <semantics>
    <mrow>
      <msub>
        <mi>c</mi>
        <mn>1</mn>
      </msub>
      <mo stretchy="false">=</mo>
      <mrow>
        <mi>s</mi>
        <mo stretchy="false">⋅</mo>
        <mi>δ</mi>
      </mrow>
      <mo stretchy="false">=</mo>
      <mrow>
        <mn>4</mn>
        <mo stretchy="false">⋅</mo>
        <mn>0,125</mn>
      </mrow>
      <mo stretchy="false">=</mo>
      <mn>0,5</mn>
    </mrow>
    <annotation encoding="StarMath 5.0">%%ii TEXT c_1=s cdot %delta=_ii_VAL(s)_ii_ cdot _ii_VAL(%delta)_ii_=_ii_VAL(c_1)_ii_
c_1=s cdot %delta=4 cdot 0,125=0,5 %%gg
</annotation>
  </semantics>
</math>
</file>

<file path=Object 41/content.xml><?xml version="1.0" encoding="utf-8"?>
<math xmlns="http://www.w3.org/1998/Math/MathML" display="block">
  <semantics>
    <mrow>
      <mi>φ</mi>
      <mo stretchy="false">=</mo>
      <mn>1</mn>
    </mrow>
    <annotation encoding="StarMath 5.0">%%ii PRINTVAL {%varphi}
{%varphi} = 1 %%gg
</annotation>
  </semantics>
</math>
</file>

<file path=Object 43/content.xml><?xml version="1.0" encoding="utf-8"?>
<math xmlns="http://www.w3.org/1998/Math/MathML" display="block">
  <semantics>
    <mrow>
      <msub>
        <mi>c</mi>
        <mn>1</mn>
      </msub>
      <mo stretchy="false">=</mo>
      <mn>0,5</mn>
    </mrow>
    <annotation encoding="StarMath 5.0">%%ii PRINTVAL c_1
c_1 = 0,5 %%gg
</annotation>
  </semantics>
</math>
</file>

<file path=Object 5/content.xml><?xml version="1.0" encoding="utf-8"?>
<math xmlns="http://www.w3.org/1998/Math/MathML" display="block">
  <semantics>
    <mrow>
      <mi>D</mi>
      <mo stretchy="false">=</mo>
      <mn>28</mn>
    </mrow>
    <annotation encoding="StarMath 5.0">%%ii @D@ EQDEF D=28
D=28 %%gg
</annotation>
  </semantics>
</math>
</file>

<file path=Object 6/content.xml><?xml version="1.0" encoding="utf-8"?>
<math xmlns="http://www.w3.org/1998/Math/MathML" display="block">
  <semantics>
    <mrow>
      <mi>s</mi>
      <mo stretchy="false">=</mo>
      <mn>4</mn>
    </mrow>
    <annotation encoding="StarMath 5.0">%%ii @s@ EQDEF s=4
s=4 %%gg
</annotation>
  </semantics>
</math>
</file>

<file path=Object 7/content.xml><?xml version="1.0" encoding="utf-8"?>
<math xmlns="http://www.w3.org/1998/Math/MathML" display="block">
  <semantics>
    <mrow>
      <msub>
        <mi>σ</mi>
        <mi>в</mi>
      </msub>
      <mo stretchy="false">=</mo>
      <mn>500</mn>
    </mrow>
    <annotation encoding="StarMath 5.0">%%ii @%sigma_в@ EQDEF %sigma_в=500
%sigma_в=500 %%gg
</annotation>
  </semantics>
</math>
</file>

<file path=Object 8/content.xml><?xml version="1.0" encoding="utf-8"?>
<math xmlns="http://www.w3.org/1998/Math/MathML" display="block">
  <semantics>
    <mrow>
      <msub>
        <mi>σ</mi>
        <mn>0,2</mn>
      </msub>
      <mo stretchy="false">=</mo>
      <mn>210</mn>
    </mrow>
    <annotation encoding="StarMath 5.0">%%ii @%sigma_02@ EQDEF %sigma_{0.2}=210
%sigma_{0,2}=210 %%gg
</annotation>
  </semantics>
</math>
</file>

<file path=Object 9/content.xml><?xml version="1.0" encoding="utf-8"?>
<math xmlns="http://www.w3.org/1998/Math/MathML" display="block">
  <semantics>
    <annotation encoding="StarMath 5.0">%%ii @c_2@ EQDEF* c_2=2
 %%gg
</annotation>
  </semantics>
</math>
</file>